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5])" office:value-type="float" office:value="875.61" calcext:value-type="float">
            <text:p>875.6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8:.B51])" office:value-type="float" office:value="1700.5" calcext:value-type="float">
            <text:p>1700.5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3:.B65])" office:value-type="float" office:value="20.6" calcext:value-type="float">
            <text:p>2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6])" office:value-type="float" office:value="2873.04" calcext:value-type="float">
            <text:p>2873.04</text:p>
          </table:table-cell>
          <table:table-cell table:formula="of:=SUM([.C1:.C67])" office:value-type="float" office:value="2873.04" calcext:value-type="float">
            <text:p>2873.0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2:.B77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68];[.B79])" office:value-type="float" office:value="-4433.6" calcext:value-type="float">
            <text:p>-4433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1];[.B85];[.B89])" office:value-type="float" office:value="-3658.6" calcext:value-type="float">
            <text:p>-3658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00-00-00</text:date>, <text:time style:data-style-name="N2" text:time-value="23:02:02.842058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23:07:16.394217947</dc:date>
    <meta:editing-duration>PT20H51M49S</meta:editing-duration>
    <meta:editing-cycles>112</meta:editing-cycles>
    <meta:generator>LibreOffice/5.1.6.2$Linux_X86_64 LibreOffice_project/10m0$Build-2</meta:generator>
    <meta:document-statistic meta:table-count="2" meta:cell-count="369" meta:object-count="0"/>
  </office:meta>
</office:document-meta>
</file>